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ocoLight" svg:font-family="FocoLight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loext:opacity="0%" officeooo:rsid="00059f7c" officeooo:paragraph-rsid="00059f7c"/>
    </style:style>
    <style:style style:name="P2" style:family="paragraph" style:parent-style-name="Text_20_body">
      <style:text-properties officeooo:rsid="00059f7c" officeooo:paragraph-rsid="00059f7c"/>
    </style:style>
    <style:style style:name="P3" style:family="paragraph" style:parent-style-name="Text_20_body" style:list-style-name="L1">
      <style:text-properties officeooo:rsid="00059f7c" officeooo:paragraph-rsid="00059f7c"/>
    </style:style>
    <style:style style:name="P4" style:family="paragraph" style:parent-style-name="Text_20_body">
      <style:text-properties officeooo:paragraph-rsid="00059f7c"/>
    </style:style>
    <style:style style:name="P5" style:family="paragraph" style:parent-style-name="Text_20_body" style:list-style-name="L1">
      <style:text-properties officeooo:paragraph-rsid="00059f7c"/>
    </style:style>
    <style:style style:name="P6" style:family="paragraph" style:parent-style-name="Title">
      <style:text-properties officeooo:rsid="00059f7c"/>
    </style:style>
    <style:style style:name="T1" style:family="text">
      <style:text-properties fo:font-variant="normal" fo:text-transform="none" fo:color="#333333" loext:opacity="100%" style:font-name="FocoLight" fo:font-size="17.25pt" fo:letter-spacing="normal" fo:font-style="normal" fo:font-weight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333333" loext:opacity="100%" style:font-name="FocoLight" fo:font-size="17.2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333333" loext:opacity="100%" style:font-name="FocoLight" fo:font-size="13.5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333333" loext:opacity="100%" style:font-name="FocoLight" fo:font-size="13.5pt" fo:letter-spacing="normal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333333" loext:opacity="100%" style:font-name="FocoLight" fo:font-size="13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loext:opacity="100%" style:font-name="FocoLight" fo:font-size="13.5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59f7c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33333" loext:opacity="100%" style:font-name="Liberation Serif" fo:font-size="12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variant="normal" fo:text-transform="none" fo:color="#333333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333333" loext:opacity="100%" style:font-name="Liberation Serif" fo:font-size="17.25pt" fo:letter-spacing="normal" fo:font-style="normal" fo:font-weight="normal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333333" loext:opacity="100%" style:font-name="Liberation Serif" fo:font-size="17.2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33333" loext:opacity="100%" style:font-name="Liberation Serif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color="#333333" loext:opacity="100%" style:font-name="Liberation Serif" fo:letter-spacing="normal" fo:font-style="normal" fo:font-weight="normal" officeooo:rsid="00059f7c" style:font-weight-asian="bold" style:font-weight-complex="bold"/>
    </style:style>
    <style:style style:name="T16" style:family="text">
      <style:text-properties fo:font-variant="normal" fo:text-transform="none" fo:color="#333333" loext:opacity="100%" style:font-name="Liberation Serif" fo:letter-spacing="normal" fo:font-style="normal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333333" loext:opacity="100%" style:font-name="Liberation Serif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333333" loext:opacity="100%" style:font-name="Liberation Serif" fo:font-size="13.5pt" fo:letter-spacing="normal" fo:font-style="normal" fo:font-weight="normal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333333" loext:opacity="100%" style:font-name="Liberation Serif" fo:font-size="13.5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variant="normal" fo:text-transform="none" fo:color="#333333" loext:opacity="100%" fo:font-size="17.25pt" fo:letter-spacing="normal" fo:font-style="normal" fo:font-weight="norma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333333" loext:opacity="100%" fo:font-size="17.2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333333" loext:opacity="100%" fo:font-size="13.5pt" fo:letter-spacing="normal" fo:font-style="normal" fo:font-weight="normal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333333" loext:opacity="100%" fo:font-size="13.5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variant="normal" fo:text-transform="none" fo:color="#333333" loext:opacity="100%" fo:font-size="12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style:use-window-font-color="true" loext:opacity="0%" fo:font-size="12pt" fo:letter-spacing="normal" fo:font-style="normal" fo:font-weight="normal" officeooo:rsid="00059f7c" style:font-size-asian="12pt" style:font-size-complex="12pt"/>
    </style:style>
    <style:style style:name="T26" style:family="text">
      <style:text-properties fo:font-variant="normal" fo:text-transform="none" style:use-window-font-color="true" loext:opacity="0%" fo:font-size="12pt" fo:letter-spacing="normal" fo:font-style="normal" fo:font-weight="normal" officeooo:rsid="00059f7c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fo:font-size="12pt" fo:letter-spacing="normal" fo:font-style="normal" fo:font-weight="bold" officeooo:rsid="00059f7c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59f7c" style:font-size-asian="12pt" style:font-size-complex="12pt"/>
    </style:style>
    <style:style style:name="T3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59f7c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59f7c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059f7c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font-variant="normal" fo:text-transform="none" style:use-window-font-color="true" loext:opacity="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variant="normal" fo:text-transform="none" style:use-window-font-color="true" loext:opacity="0%" style:font-name="Liberation Serif" fo:font-size="12pt" fo:letter-spacing="normal" fo:font-style="italic" fo:font-weight="bold" officeooo:rsid="00059f7c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font-variant="normal" fo:text-transform="none" style:use-window-font-color="true" loext:opacity="0%" style:font-name="Liberation Serif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style:use-window-font-color="true" loext:opacity="0%" style:font-name="Liberation Serif" fo:letter-spacing="normal" fo:font-style="normal" fo:font-weight="bold" officeooo:rsid="00059f7c" style:font-weight-asian="bold" style:font-weight-complex="bold"/>
    </style:style>
    <style:style style:name="T41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059f7c"/>
    </style:style>
    <style:style style:name="T42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059f7c" style:font-weight-asian="normal" style:font-weight-complex="normal"/>
    </style:style>
    <style:style style:name="T43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fo:font-style="normal" fo:font-weight="normal" officeooo:rsid="00059f7c" style:font-size-asian="12pt" style:font-size-complex="12pt"/>
    </style:style>
    <style:style style:name="T46" style:family="text">
      <style:text-properties fo:font-variant="normal" fo:text-transform="none" style:font-name="Liberation Serif" fo:font-size="12pt" fo:letter-spacing="normal" fo:font-style="normal" fo:font-weight="normal" officeooo:rsid="00059f7c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style:font-name="Liberation Serif" fo:font-size="12pt" fo:letter-spacing="normal" fo:font-style="normal" fo:font-weight="normal" officeooo:rsid="00059f7c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style:font-name="Liberation Serif" fo:font-size="12pt" fo:letter-spacing="normal" fo:font-style="normal" fo:font-weight="bold" officeooo:rsid="00059f7c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style:font-name="Liberation Serif" fo:font-size="12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variant="normal" fo:text-transform="none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ffffff" loext:opacity="10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ffffff" loext:opacity="100%" style:font-name="Liberation Serif" fo:font-size="12pt" fo:letter-spacing="normal" fo:font-style="normal" fo:font-weight="normal" officeooo:rsid="00059f7c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ffffff" loext:opacity="100%" style:font-name="Liberation Serif" fo:font-size="13.5pt" fo:letter-spacing="normal" fo:font-style="normal" fo:font-weight="normal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ffffff" loext:opacity="100%" style:font-name="Liberation Serif" fo:font-size="13.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ffffff" loext:opacity="100%" style:font-name="Liberation Serif" fo:letter-spacing="normal" fo:font-style="normal" fo:font-weight="normal" style:font-weight-asian="bold" style:font-weight-complex="bold"/>
    </style:style>
    <style:style style:name="T59" style:family="text">
      <style:text-properties fo:font-variant="normal" fo:text-transform="none" fo:color="#ffffff" loext:opacity="100%" style:font-name="Liberation Serif" fo:letter-spacing="normal" fo:font-style="normal" fo:font-weight="normal" officeooo:rsid="00059f7c" style:font-weight-asian="bold" style:font-weight-complex="bold"/>
    </style:style>
    <style:style style:name="T60" style:family="text">
      <style:text-properties fo:font-variant="normal" fo:text-transform="none" fo:color="#ffffff" loext:opacity="100%" style:font-name="FocoLight" fo:font-size="13.5pt" fo:letter-spacing="normal" fo:font-style="normal" fo:font-weight="normal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ffffff" loext:opacity="100%" style:font-name="FocoLight" fo:font-size="13.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ffffff" loext:opacity="100%" fo:font-size="13.5pt" fo:letter-spacing="normal" fo:font-style="normal" fo:font-weight="normal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ffffff" loext:opacity="100%" fo:font-size="13.5pt" fo:letter-spacing="normal" fo:font-style="normal" fo:font-weight="normal" officeooo:rsid="00059f7c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f8b134" loext:opacity="100%" style:font-name="Liberation Serif" fo:font-size="12pt" fo:letter-spacing="normal" fo:font-style="normal" fo:font-weight="normal" officeooo:rsid="00059f7c" style:font-size-asian="12pt" style:font-size-complex="12pt"/>
    </style:style>
    <style:style style:name="T65" style:family="text">
      <style:text-properties fo:font-variant="normal" fo:text-transform="none" fo:color="#f8b134" loext:opacity="100%" style:font-name="Liberation Serif" fo:font-size="17.25pt" fo:letter-spacing="normal" fo:font-style="normal" fo:font-weight="normal" officeooo:rsid="00059f7c" style:font-size-asian="12pt" style:font-size-complex="12pt"/>
    </style:style>
    <style:style style:name="T66" style:family="text">
      <style:text-properties fo:font-variant="normal" fo:text-transform="none" fo:color="#f8b134" loext:opacity="100%" style:font-name="Liberation Serif" fo:letter-spacing="normal" fo:font-style="normal" fo:font-weight="normal" officeooo:rsid="00059f7c"/>
    </style:style>
    <style:style style:name="T67" style:family="text">
      <style:text-properties fo:font-variant="normal" fo:text-transform="none" fo:color="#f8b134" loext:opacity="100%" style:font-name="FocoLight" fo:font-size="17.25pt" fo:letter-spacing="normal" fo:font-style="normal" fo:font-weight="normal" officeooo:rsid="00059f7c" style:font-size-asian="12pt" style:font-size-complex="12pt"/>
    </style:style>
    <style:style style:name="T68" style:family="text">
      <style:text-properties fo:font-variant="normal" fo:text-transform="none" fo:color="#f8b134" loext:opacity="100%" fo:font-size="17.25pt" fo:letter-spacing="normal" fo:font-style="normal" fo:font-weight="normal" officeooo:rsid="00059f7c" style:font-size-asian="12pt" style:font-size-complex="12pt"/>
    </style:style>
    <style:style style:name="T69" style:family="text">
      <style:text-properties style:use-window-font-color="true" loext:opacity="0%"/>
    </style:style>
    <style:style style:name="T70" style:family="text">
      <style:text-properties style:use-window-font-color="true" loext:opacity="0%" style:font-name="Liberation Serif" fo:font-size="12pt" style:font-size-asian="12pt" style:font-size-complex="12pt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cnologias de Informação <text:span text:style-name="T69">Aplicadas ao Direito</text:span></text:p>
      <text:h text:style-name="P1" text:outline-level="1">A era da informação</text:h>
      <text:p text:style-name="P4"><text:span text:style-name="T29">O mundo passou por diversas transformações nas últimas décadas, em especial no que tange ao avanço tecnológico, criando uma nova realidade para a sociedade.</text:span><text:span text:style-name="T70"><text:line-break/></text:span><text:span text:style-name="T29">Atualmente, vivemos a fase da quarta revolução, também conhecida como a </text:span><text:span text:style-name="Strong_20_Emphasis"><text:span text:style-name="T34">Era da Indústria 4.0</text:span></text:span><text:span text:style-name="Strong_20_Emphasis"><text:span text:style-name="T29">.</text:span></text:span></text:p>
      <text:p text:style-name="P4"><text:span text:style-name="Strong_20_Emphasis"><text:span text:style-name="T30">Revoluções industriais:</text:span></text:span></text:p>
      <text:list xml:id="list3984812245" text:style-name="L1">
        <text:list-item>
          <text:p text:style-name="P5"><text:span text:style-name="Strong_20_Emphasis"><text:span text:style-name="T35">1ª Revolução Industrial:</text:span></text:span></text:p>
        </text:list-item>
      </text:list>
      <text:p text:style-name="P4"><text:span text:style-name="Strong_20_Emphasis"><text:span text:style-name="T30"><text:tab/></text:span></text:span><text:span text:style-name="Strong_20_Emphasis"><text:span text:style-name="T31">A primeira Revolução Industrial ocorreu </text:span></text:span><text:span text:style-name="Strong_20_Emphasis"><text:span text:style-name="T35">no final do século XVIII</text:span></text:span><text:span text:style-name="Strong_20_Emphasis"><text:span text:style-name="T31"> na Inglaterra, e se caracterizou pelo </text:span></text:span><text:span text:style-name="Strong_20_Emphasis"><text:span text:style-name="T38">desenvolvimento de tecnologias que revolucionaram o transporte e a produção</text:span></text:span></text:p>
      <text:list xml:id="list184330868387902" text:continue-numbering="true" text:style-name="L1">
        <text:list-item>
          <text:p text:style-name="P3"><text:span text:style-name="Strong_20_Emphasis"><text:span text:style-name="T34">2ª Revolução Industrial:</text:span></text:span></text:p>
          <text:p text:style-name="P3"><text:span text:style-name="Strong_20_Emphasis"><text:span text:style-name="T32">Em 1870, iniciou-se a chamada segunda Revolução Industrial, marcada pela </text:span></text:span><text:span text:style-name="Strong_20_Emphasis"><text:span text:style-name="T34">implementação de uma nova onda de tecnologia</text:span></text:span><text:span text:style-name="Strong_20_Emphasis"><text:span text:style-name="T32">, voltada para </text:span></text:span><text:span text:style-name="Strong_20_Emphasis"><text:span text:style-name="T37">otimização do processo produtivo fabril</text:span></text:span><text:span text:style-name="Strong_20_Emphasis"><text:span text:style-name="T34"> </text:span></text:span></text:p>
        </text:list-item>
        <text:list-item>
          <text:p text:style-name="P3"><text:span text:style-name="Strong_20_Emphasis"><text:span text:style-name="T34">3ª Revolução Industrial:</text:span></text:span></text:p>
          <text:p text:style-name="P3"><text:span text:style-name="Strong_20_Emphasis"><text:span text:style-name="T32">Também conhecida como Revolução Técnico-Científica, nesta fase </text:span></text:span><text:span text:style-name="Strong_20_Emphasis"><text:span text:style-name="T34">os sistemas de informática aumentaram sobremaneira o fluxo de informações</text:span></text:span><text:span text:style-name="Strong_20_Emphasis"><text:span text:style-name="T32">, e as organizações </text:span></text:span><text:span text:style-name="Strong_20_Emphasis"><text:span text:style-name="T34">passaram a se valer de todo o conjunto de informações</text:span></text:span><text:span text:style-name="Strong_20_Emphasis"><text:span text:style-name="T32"> de que dispõem para planejar suas ações e estruturar melhor seus negócios</text:span></text:span><text:span text:style-name="Strong_20_Emphasis"><text:span text:style-name="T34"> </text:span></text:span></text:p>
        </text:list-item>
        <text:list-item>
          <text:p text:style-name="P3"><text:span text:style-name="Strong_20_Emphasis"><text:span text:style-name="T34">4ª Revolução Industrial:</text:span></text:span></text:p>
          <text:p text:style-name="P3"><text:span text:style-name="Strong_20_Emphasis"><text:span text:style-name="T32">A forma de gestão das informações pelos operadores do Direito sofreu uma mudança radical nos últimos anos em duas perspectivas, especialmente a partir de momento em que vivemos hoje: a Era da Indústria 4.0, também conhecida como Quarta Revolução Industrial. Alguns autores entendem que esse momento poderia ser entendido como um avanço da Terceira Revolução Industrial</text:span></text:span><text:span text:style-name="Strong_20_Emphasis"><text:span text:style-name="T34"> </text:span></text:span></text:p>
        </text:list-item>
      </text:list>
      <text:p text:style-name="P2"><text:span text:style-name="Strong_20_Emphasis"><text:span text:style-name="T32">Um dos principais vetores desse novo movimento </text:span></text:span><text:span text:style-name="Strong_20_Emphasis"><text:span text:style-name="T34">é a integração dos sistemas de informação</text:span></text:span><text:span text:style-name="Strong_20_Emphasis"><text:span text:style-name="T32"> e, sobretudo, </text:span></text:span><text:span text:style-name="Strong_20_Emphasis"><text:span text:style-name="T34">a integração da internet em aparelhos e produtos de uso rotineiro.</text:span></text:span></text:p>
      <text:p text:style-name="P2"><text:span text:style-name="Strong_20_Emphasis"><text:span text:style-name="T32">O </text:span></text:span><text:span text:style-name="Strong_20_Emphasis"><text:span text:style-name="T37">Poder Público</text:span></text:span><text:span text:style-name="Strong_20_Emphasis"><text:span text:style-name="T36"> </text:span></text:span><text:span text:style-name="Strong_20_Emphasis"><text:span text:style-name="T32">também percebeu a necessidade de otimizar a gestão de suas informações, e ao longo dos últimos anos buscou implementar sistemas de gestão de para garantir uma prestação de serviços mais eficiente, barata e segura</text:span></text:span><text:span text:style-name="Strong_20_Emphasis"><text:span text:style-name="T34"> </text:span></text:span></text:p>
      <text:p text:style-name="P2"><text:span text:style-name="Strong_20_Emphasis"><text:span text:style-name="T32">Com a adoção dos processos judiciais eletrônicos, no </text:span></text:span><text:span text:style-name="Strong_20_Emphasis"><text:span text:style-name="T37">Poder Judiciário</text:span></text:span><text:span text:style-name="Strong_20_Emphasis"><text:span text:style-name="T36"> </text:span></text:span><text:span text:style-name="Strong_20_Emphasis"><text:span text:style-name="T32">toda a marcha processual foi impactada, e novas regras foram criadas para garantir uma prestação jurisdicional mais célere e eficiente</text:span></text:span><text:span text:style-name="Strong_20_Emphasis"><text:span text:style-name="T34">.</text:span></text:span></text:p>
      <text:p text:style-name="P2"><text:soft-page-break/><text:span text:style-name="Strong_20_Emphasis"><text:span text:style-name="T32">A </text:span></text:span><text:span text:style-name="Strong_20_Emphasis"><text:span text:style-name="T34">autonomia didática</text:span></text:span><text:span text:style-name="Strong_20_Emphasis"><text:span text:style-name="T32"> refere-se ao tratamento acadêmico dado àquela disciplina no contexto universitário.</text:span></text:span><text:span text:style-name="Strong_20_Emphasis"><text:span text:style-name="T34"> </text:span></text:span></text:p>
      <text:p text:style-name="P2"><text:span text:style-name="Strong_20_Emphasis"><text:span text:style-name="T32">A </text:span></text:span><text:span text:style-name="Strong_20_Emphasis"><text:span text:style-name="T34">autonomia formal</text:span></text:span><text:span text:style-name="Strong_20_Emphasis"><text:span text:style-name="T32"> leva em conta a existência de normas legislativas autônomas, normalmente integradas em um Código.</text:span></text:span><text:span text:style-name="Strong_20_Emphasis"><text:span text:style-name="T34"> </text:span></text:span></text:p>
      <text:p text:style-name="P2"><text:span text:style-name="Strong_20_Emphasis"><text:span text:style-name="T34"/></text:span></text:p>
      <text:p text:style-name="P4"><text:span text:style-name="Strong_20_Emphasis"><text:span text:style-name="T33">A </text:span></text:span><text:span text:style-name="Strong_20_Emphasis"><text:span text:style-name="T35">autonomia substancial</text:span></text:span><text:span text:style-name="Strong_20_Emphasis"><text:span text:style-name="T33"> se sobrepõe às duas primeiras, na medida que os princípios e preceitos próprios se diferenciam dos demais.</text:span></text:span><text:span text:style-name="Strong_20_Emphasis"><text:span text:style-name="T35"><text:line-break/><text:line-break/><text:tab/></text:span></text:span><text:span text:style-name="Strong_20_Emphasis"><text:span text:style-name="T33">Significa dizer que os ramos autônomos do Direito têm importância metodológica e se relacionam recorrentemente com os demais microssistemas existentes, sem qualquer implicação restritiva prática.</text:span></text:span></text:p>
      <text:p text:style-name="P4"><text:span text:style-name="Strong_20_Emphasis"><text:span text:style-name="T33">Nesse contexto surge o que podemos chamar de </text:span></text:span><text:span text:style-name="Strong_20_Emphasis"><text:span text:style-name="T35">Direito Digital</text:span></text:span><text:span text:style-name="Strong_20_Emphasis"><text:span text:style-name="T33">. Mas atenção, não se trata exatamente de uma nova área autônoma do Direito, mas de um microssistema jurídico que se ocupa de todas as questões</text:span></text:span><text:span text:style-name="Strong_20_Emphasis"><text:span text:style-name="T35">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ocoLight" svg:font-family="FocoLight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19T18:43:29.011000000</dc:date>
    <meta:editing-duration>PT1M8S</meta:editing-duration>
    <meta:editing-cycles>3</meta:editing-cycles>
    <meta:document-statistic meta:table-count="0" meta:image-count="0" meta:object-count="0" meta:page-count="2" meta:paragraph-count="19" meta:word-count="419" meta:character-count="2803" meta:non-whitespace-character-count="2397"/>
  </office:meta>
</office:document-meta>
</file>